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ile de Priorité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office:value-type="string">
            <text:p>Pop</text:p>
          </table:table-cell>
          <table:table-cell office:value-type="float" office:value="1057">
            <text:p>1057</text:p>
          </table:table-cell>
          <table:table-cell office:value-type="float" office:value="724">
            <text:p>724</text:p>
          </table:table-cell>
          <table:table-cell office:value-type="float" office:value="629">
            <text:p>629</text:p>
          </table:table-cell>
          <table:table-cell office:value-type="float" office:value="1057">
            <text:p>1057</text:p>
          </table:table-cell>
          <table:table-cell office:value-type="float" office:value="2114">
            <text:p>2114</text:p>
          </table:table-cell>
          <table:table-cell office:value-type="float" office:value="3943">
            <text:p>3943</text:p>
          </table:table-cell>
        </table:table-row>
        <table:table-row table:style-name="ro1">
          <table:table-cell office:value-type="string">
            <text:p>Insert</text:p>
          </table:table-cell>
          <table:table-cell office:value-type="float" office:value="3503">
            <text:p>3503</text:p>
          </table:table-cell>
          <table:table-cell office:value-type="float" office:value="781">
            <text:p>781</text:p>
          </table:table-cell>
          <table:table-cell office:value-type="float" office:value="626">
            <text:p>626</text:p>
          </table:table-cell>
          <table:table-cell office:value-type="float" office:value="1561">
            <text:p>1561</text:p>
          </table:table-cell>
          <table:table-cell office:value-type="float" office:value="529">
            <text:p>52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Peek</text:p>
          </table:table-cell>
          <table:table-cell office:value-type="float" office:value="489">
            <text:p>489</text:p>
          </table:table-cell>
          <table:table-cell office:value-type="float" office:value="444">
            <text:p>444</text:p>
          </table:table-cell>
          <table:table-cell office:value-type="float" office:value="371">
            <text:p>371</text:p>
          </table:table-cell>
          <table:table-cell office:value-type="float" office:value="401">
            <text:p>401</text:p>
          </table:table-cell>
          <table:table-cell office:value-type="float" office:value="373">
            <text:p>37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100 log(n)</text:p>
          </table:table-cell>
          <table:table-cell table:formula="of:=LOG([.B1];2)*100" office:value-type="float" office:value="332.192809488736">
            <text:p>332,19</text:p>
          </table:table-cell>
          <table:table-cell table:formula="of:=LOG([.C1];2)*100" office:value-type="float" office:value="664.385618977473">
            <text:p>664,39</text:p>
          </table:table-cell>
          <table:table-cell table:formula="of:=LOG([.D1];2)*100" office:value-type="float" office:value="996.578428466209">
            <text:p>996,58</text:p>
          </table:table-cell>
          <table:table-cell table:formula="of:=LOG([.E1];2)*100" office:value-type="float" office:value="1328.77123795495">
            <text:p>1328,77</text:p>
          </table:table-cell>
          <table:table-cell table:formula="of:=LOG([.F1];2)*100" office:value-type="float" office:value="1660.96404744368">
            <text:p>1660,96</text:p>
          </table:table-cell>
          <table:table-cell table:formula="of:=LOG([.G1];2)*100" office:value-type="float" office:value="1993.15685693242">
            <text:p>1993,16</text:p>
          </table:table-cell>
        </table:table-row>
        <table:table-row table:style-name="ro1">
          <table:table-cell>
            <draw:frame table:end-cell-address="Feuille1.J28" table:end-x="2.033cm" table:end-y="0.212cm" draw:z-index="0" draw:style-name="gr1" svg:width="22.691cm" svg:height="9.876cm" svg:x="0cm" svg:y="0.233cm">
              <draw:object draw:notify-on-update-of-ranges="Feuille1.B1:Feuille1.G1 Feuille1.A2:Feuille1.A2 Feuille1.B2:Feuille1.G2 Feuille1.A3:Feuille1.A3 Feuille1.B3:Feuille1.G3 Feuille1.A4:Feuille1.A4 Feuille1.B4:Feuille1.G4 Feuille1.A5:Feuille1.A5 Feuille1.B5:Feuille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3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xime Ripard</meta:initial-creator>
    <meta:creation-date>2009-12-14T15:20:59</meta:creation-date>
    <dc:date>2009-12-15T13:57:00</dc:date>
    <dc:creator>Maxime Ripard</dc:creator>
    <meta:editing-duration>PT00H08M30S</meta:editing-duration>
    <meta:editing-cycles>2</meta:editing-cycles>
    <meta:generator>OpenOffice.org/3.1$Linux OpenOffice.org_project/310m19$Build-9420</meta:generator>
    <meta:document-statistic meta:table-count="3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692cm" svg:height="9.877cm" chart:class="chart:line" chart:style-name="ch1">
        <chart:legend chart:legend-position="end" svg:x="20.293cm" svg:y="4.094cm" chart:style-name="ch2"/>
        <chart:plot-area chart:style-name="ch3" table:cell-range-address="Feuille1.A1:Feuille1.G5" chart:data-source-has-labels="both" svg:x="0.453cm" svg:y="0.197cm" svg:width="19.388cm" svg:height="9.286cm">
          <chart:axis chart:dimension="x" chart:name="primary-x" chart:style-name="ch4">
            <chart:categories table:cell-range-address="Feuille1.B1:Feuille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G2" chart:label-cell-address="Feuille1.A2:Feuille1.A2" chart:class="chart:line">
            <chart:data-point chart:repeated="6"/>
          </chart:series>
          <chart:series chart:style-name="ch7" chart:values-cell-range-address="Feuille1.B3:Feuille1.G3" chart:label-cell-address="Feuille1.A3:Feuille1.A3" chart:class="chart:line">
            <chart:data-point chart:repeated="6"/>
          </chart:series>
          <chart:series chart:style-name="ch8" chart:values-cell-range-address="Feuille1.B4:Feuille1.G4" chart:label-cell-address="Feuille1.A4:Feuille1.A4" chart:class="chart:line">
            <chart:data-point chart:repeated="6"/>
          </chart:series>
          <chart:series chart:style-name="ch9" chart:values-cell-range-address="Feuille1.B5:Feuille1.G5" chart:label-cell-address="Feuille1.A5:Feuille1.A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G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  <table:table-cell office:value-type="string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2">Pop</text:p>
              </table:table-cell>
              <table:table-cell office:value-type="float" office:value="1057">
                <text:p text:id="Feuille1.B2:Feuille1.G2">1057</text:p>
              </table:table-cell>
              <table:table-cell office:value-type="float" office:value="724">
                <text:p>724</text:p>
              </table:table-cell>
              <table:table-cell office:value-type="float" office:value="629">
                <text:p>629</text:p>
              </table:table-cell>
              <table:table-cell office:value-type="float" office:value="1057">
                <text:p>1057</text:p>
              </table:table-cell>
              <table:table-cell office:value-type="float" office:value="2114">
                <text:p>2114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 text:id="Feuille1.A3:Feuille1.A3">Insert</text:p>
              </table:table-cell>
              <table:table-cell office:value-type="float" office:value="3503">
                <text:p text:id="Feuille1.B3:Feuille1.G3">3503</text:p>
              </table:table-cell>
              <table:table-cell office:value-type="float" office:value="781">
                <text:p>781</text:p>
              </table:table-cell>
              <table:table-cell office:value-type="float" office:value="626">
                <text:p>626</text:p>
              </table:table-cell>
              <table:table-cell office:value-type="float" office:value="1561">
                <text:p>1561</text:p>
              </table:table-cell>
              <table:table-cell office:value-type="float" office:value="529">
                <text:p>5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 text:id="Feuille1.A4:Feuille1.A4">Peek</text:p>
              </table:table-cell>
              <table:table-cell office:value-type="float" office:value="489">
                <text:p text:id="Feuille1.B4:Feuille1.G4">489</text:p>
              </table:table-cell>
              <table:table-cell office:value-type="float" office:value="444">
                <text:p>444</text:p>
              </table:table-cell>
              <table:table-cell office:value-type="float" office:value="371">
                <text:p>371</text:p>
              </table:table-cell>
              <table:table-cell office:value-type="float" office:value="401">
                <text:p>401</text:p>
              </table:table-cell>
              <table:table-cell office:value-type="float" office:value="373">
                <text:p>37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 text:id="Feuille1.A5:Feuille1.A5">100 log(n)</text:p>
              </table:table-cell>
              <table:table-cell office:value-type="float" office:value="332.192809488736">
                <text:p text:id="Feuille1.B5:Feuille1.G5">332.192809488736</text:p>
              </table:table-cell>
              <table:table-cell office:value-type="float" office:value="664.385618977473">
                <text:p>664.385618977473</text:p>
              </table:table-cell>
              <table:table-cell office:value-type="float" office:value="996.578428466209">
                <text:p>996.578428466209</text:p>
              </table:table-cell>
              <table:table-cell office:value-type="float" office:value="1328.77123795495">
                <text:p>1328.77123795495</text:p>
              </table:table-cell>
              <table:table-cell office:value-type="float" office:value="1660.96404744368">
                <text:p>1660.96404744368</text:p>
              </table:table-cell>
              <table:table-cell office:value-type="float" office:value="1993.15685693242">
                <text:p>1993.1568569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